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Travis CI</text:p>
          </table:table-cell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4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4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関数グラフ描画が必要</text:p>
          </table:table-cell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8"/>32.4　__init__.pyの変更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3　ニュートン法を使った最適化（自動計算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1　2階微分を求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3.2　ニュートン法による最適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4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1　sin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2　cos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4.3　sin関数の高階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5　高階微分の計算グラフ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1　tanh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2　tanh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5.3　高階微分の計算グラフの可視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36　高階微分以外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1　doublebackpropの用途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36.2　ディープラーニングの研究での使用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style-name="Default"/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00/00/00</text:date>, <text:time style:data-style-name="N2" text:time-value="10:01:54.867010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5T11:08:13.953801128</dc:date>
    <meta:editing-duration>P5DT5H24M5S</meta:editing-duration>
    <meta:editing-cycles>44</meta:editing-cycles>
    <meta:document-statistic meta:table-count="6" meta:cell-count="409" meta:object-count="0"/>
    <meta:user-defined meta:name=""/>
  </office:meta>
</office:document-meta>
</file>